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159cm" style:rel-column-width="19891*"/>
    </style:style>
    <style:style style:name="Tabelle1.B" style:family="table-column">
      <style:table-column-properties style:column-width="11.841cm" style:rel-column-width="45644*"/>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B3"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5.159cm" style:rel-column-width="2925*"/>
    </style:style>
    <style:style style:name="Tabelle4.B" style:family="table-column">
      <style:table-column-properties style:column-width="11.841cm" style:rel-column-width="6713*"/>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B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break-before="page"/>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2"/>
    <style:style style:name="P17" style:family="paragraph" style:parent-style-name="Standard" style:list-style-name="L2"/>
    <style:style style:name="P18" style:family="paragraph" style:parent-style-name="Standard" style:list-style-name="L2"/>
    <style:style style:name="P19" style:family="paragraph" style:parent-style-name="Standard" style:list-style-name="L2"/>
    <style:style style:name="P20" style:family="paragraph" style:parent-style-name="Standard" style:list-style-name="L2"/>
    <style:style style:name="P21" style:family="paragraph" style:parent-style-name="Standard" style:list-style-name="L2"/>
    <style:style style:name="P22" style:family="paragraph" style:parent-style-name="Standard" style:list-style-name="L2"/>
    <style:style style:name="P23" style:family="paragraph" style:parent-style-name="Standard" style:list-style-name="L2"/>
    <style:style style:name="P24" style:family="paragraph" style:parent-style-name="Standard" style:list-style-name="L2"/>
    <style:style style:name="P25" style:family="paragraph" style:parent-style-name="Standard" style:list-style-name="L2"/>
    <style:style style:name="P26" style:family="paragraph" style:parent-style-name="Standard" style:list-style-name="L4"/>
    <style:style style:name="P27" style:family="paragraph" style:parent-style-name="Standard" style:list-style-name="L4"/>
    <style:style style:name="P28" style:family="paragraph" style:parent-style-name="Standard" style:list-style-name="L4"/>
    <style:style style:name="P29" style:family="paragraph" style:parent-style-name="Standard" style:list-style-name="L4"/>
    <style:style style:name="P30" style:family="paragraph" style:parent-style-name="Standard" style:list-style-name="L6"/>
    <style:style style:name="P31" style:family="paragraph" style:parent-style-name="Standard" style:list-style-name="L6"/>
    <style:style style:name="P32" style:family="paragraph" style:parent-style-name="Standard" style:list-style-name="L6"/>
    <style:style style:name="P33" style:family="paragraph" style:parent-style-name="Standard" style:list-style-name="L6"/>
    <style:style style:name="P34" style:family="paragraph" style:parent-style-name="Standard" style:list-style-name="L10"/>
    <style:style style:name="P35" style:family="paragraph" style:parent-style-name="Standard" style:list-style-name="L10"/>
    <style:style style:name="P36" style:family="paragraph" style:parent-style-name="Standard" style:list-style-name="L10"/>
    <style:style style:name="P37" style:family="paragraph" style:parent-style-name="Standard" style:list-style-name="L10"/>
    <style:style style:name="P38" style:family="paragraph" style:parent-style-name="Standard" style:list-style-name="L10"/>
    <style:style style:name="P39" style:family="paragraph" style:parent-style-name="Standard" style:master-page-name="First_20_Page">
      <style:paragraph-properties fo:text-align="center" style:justify-single-word="false" style:page-number="auto"/>
      <style:text-properties fo:font-size="28pt" fo:font-weight="bold" style:font-size-asian="28pt" style:font-weight-asian="bold" style:font-size-complex="28pt" style:font-weight-complex="bold"/>
    </style:style>
    <style:style style:name="P40" style:family="paragraph" style:parent-style-name="Standard" style:master-page-name="First_20_Page">
      <style:paragraph-properties fo:text-align="center" style:justify-single-word="false" style:page-number="auto"/>
      <style:text-properties fo:font-size="28pt" fo:font-weight="bold" style:font-size-asian="28pt" style:font-weight-asian="bold" style:font-size-complex="28pt" style:font-weight-complex="bold"/>
    </style:style>
    <style:style style:name="P41" style:family="paragraph" style:parent-style-name="Standard" style:master-page-name="Left_20_Page">
      <style:paragraph-properties style:page-number="auto"/>
    </style:style>
    <style:style style:name="P42" style:family="paragraph" style:parent-style-name="Standard" style:list-style-name="L3">
      <style:paragraph-properties fo:keep-together="always" fo:orphans="0" fo:widows="0" fo:keep-with-next="auto"/>
    </style:style>
    <style:style style:name="P43" style:family="paragraph" style:parent-style-name="Standard" style:list-style-name="L3">
      <style:paragraph-properties fo:keep-together="always" fo:orphans="0" fo:widows="0" fo:keep-with-next="auto"/>
    </style:style>
    <style:style style:name="P44" style:family="paragraph" style:parent-style-name="Standard" style:master-page-name="">
      <style:paragraph-properties fo:keep-together="always" fo:orphans="0" fo:widows="0" style:page-number="auto" fo:keep-with-next="auto"/>
    </style:style>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8"/>
    <style:style style:name="P52" style:family="paragraph" style:parent-style-name="Text_20_body" style:list-style-name="L8"/>
    <style:style style:name="P53" style:family="paragraph" style:parent-style-name="Text_20_body" style:list-style-name="L8"/>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9"/>
    <style:style style:name="P57" style:family="paragraph" style:parent-style-name="Text_20_body" style:list-style-name="L8"/>
    <style:style style:name="P58" style:family="paragraph" style:parent-style-name="Text_20_body" style:list-style-name="L8"/>
    <style:style style:name="P59" style:family="paragraph" style:parent-style-name="Text_20_body" style:list-style-name="L8"/>
    <style:style style:name="P60" style:family="paragraph" style:parent-style-name="Text_20_body" style:list-style-name="L8"/>
    <style:style style:name="P61" style:family="paragraph" style:parent-style-name="Text_20_body" style:list-style-name="L8"/>
    <style:style style:name="P62" style:family="paragraph" style:parent-style-name="Text_20_body" style:list-style-name="L8"/>
    <style:style style:name="P63" style:family="paragraph" style:parent-style-name="Text_20_body" style:list-style-name="L8"/>
    <style:style style:name="P64" style:family="paragraph" style:parent-style-name="Text_20_body" style:master-page-name="">
      <style:paragraph-properties fo:keep-together="always" style:page-number="auto" fo:keep-with-next="always"/>
    </style:style>
    <style:style style:name="P65" style:family="paragraph" style:parent-style-name="Text_20_body">
      <style:paragraph-properties fo:keep-together="always" fo:keep-with-next="always"/>
    </style:style>
    <style:style style:name="P66" style:family="paragraph" style:parent-style-name="Heading_20_2" style:master-page-name="">
      <style:paragraph-properties fo:keep-together="always" style:page-number="auto" fo:keep-with-next="always"/>
    </style:style>
    <style:style style:name="P67" style:family="paragraph" style:parent-style-name="Heading_20_2" style:master-page-name="">
      <style:paragraph-properties fo:keep-together="always" style:page-number="auto" fo:keep-with-next="always"/>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Contents_20_3">
      <style:paragraph-properties>
        <style:tab-stops>
          <style:tab-stop style:position="16.002cm" style:type="right" style:leader-style="dotted" style:leader-text="."/>
        </style:tab-stops>
      </style:paragraph-properties>
    </style:style>
    <style:style style:name="P71" style:family="paragraph" style:parent-style-name="Contents_20_4">
      <style:paragraph-properties>
        <style:tab-stops>
          <style:tab-stop style:position="15.503cm" style:type="right" style:leader-style="dotted" style:leader-text="."/>
        </style:tab-stops>
      </style:paragraph-properties>
    </style:style>
    <style:style style:name="P72" style:family="paragraph" style:parent-style-name="Table_20_Contents">
      <style:paragraph-properties fo:text-align="end" style:justify-single-word="false"/>
      <style:text-properties fo:font-size="10pt" style:font-size-asian="10pt" style:font-size-complex="10pt"/>
    </style:style>
    <style:style style:name="P73"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74" style:family="paragraph" style:parent-style-name="Table_20_Contents">
      <style:paragraph-properties fo:text-align="center" style:justify-single-word="false"/>
      <style:text-properties fo:font-weight="bold" style:font-weight-asian="bold" style:font-weight-complex="bold"/>
    </style:style>
    <style:style style:name="P75" style:family="paragraph" style:parent-style-name="Header">
      <style:paragraph-properties fo:text-align="end" style:justify-single-word="false"/>
    </style:style>
    <style:style style:name="P76" style:family="paragraph" style:parent-style-name="Header">
      <style:text-properties fo:font-size="10pt" style:font-size-asian="8.75pt" style:font-size-complex="10pt"/>
    </style:style>
    <style:style style:name="P77" style:family="paragraph" style:parent-style-name="Footer">
      <style:paragraph-properties fo:text-align="end" style:justify-single-word="false"/>
    </style:style>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9"/>
      <text:p text:style-name="P2"/>
      <text:p text:style-name="P2"/>
      <text:p text:style-name="P2"/>
      <text:p text:style-name="P2">Happtick</text:p>
      <text:p text:style-name="P1"/>
      <text:p text:style-name="P1">Event- und zeitgesteuerte</text:p>
      <text:p text:style-name="P1">Prozessautomatisierung</text:p>
      <text:p text:style-name="P1"/>
      <text:p text:style-name="P1">Handbuch</text:p>
      <text:p text:style-name="Standard"/>
      <text:p text:style-name="Standard"/>
      <text:p text:style-name="Standard"/>
      <text:p text:style-name="Standard"/>
      <text:p text:style-name="Standard"/>
      <text:p text:style-name="Standard"/>
      <text:p text:style-name="P3">Zur Softwareversion 1.0.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apptick ist ein Softwaresystem der</text:p>
      <text:p text:style-name="Standard">Happtick GbR</text:p>
      <text:p text:style-name="Standard">Wittenauer Str. 16a</text:p>
      <text:p text:style-name="Standard">52355 Düren</text:p>
      <text:p text:style-name="Standard"/>
      <text:p text:style-name="Standard"/>
      <text:p text:style-name="P41"/>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68">Einführung<text:tab/>7</text:p>
          <text:p text:style-name="P69">Leistungsmerkmale<text:tab/>7</text:p>
          <text:p text:style-name="P68">Grundsätzliche Verfahrensbeschreibung<text:tab/>9</text:p>
          <text:p text:style-name="P69">Die Anwendungen<text:tab/>9</text:p>
          <text:p text:style-name="P70">Externe Anwendungen<text:tab/>9</text:p>
          <text:p text:style-name="P70">Interne Anwendungen (HapptickApplications)<text:tab/>9</text:p>
          <text:p text:style-name="P69">Starten von Anwendungen<text:tab/>10</text:p>
          <text:p text:style-name="P70">Initiales Starten von Anwendungen<text:tab/>10</text:p>
          <text:p text:style-name="P70">Zeitgesteuertes Starten von Anwendungen (Scheduling)<text:tab/>10</text:p>
          <text:p text:style-name="P70">Starten von Anwendungen durch Events<text:tab/>10</text:p>
          <text:p text:style-name="P69">Prozessketten (Chains)<text:tab/>11</text:p>
          <text:p text:style-name="P70">Bedingtes Starten innerhalb von Chains<text:tab/>11</text:p>
          <text:p text:style-name="P70">Auslösen von Chains durch Events<text:tab/>11</text:p>
          <text:p text:style-name="P69">Events<text:tab/>11</text:p>
          <text:p text:style-name="P70">Standard-Events<text:tab/>11</text:p>
          <text:p text:style-name="P71">Liste wichtiger Standard-Events und ihre Bedeutung<text:tab/>12</text:p>
          <text:p text:style-name="P70">Eigene Events<text:tab/>12</text:p>
          <text:p text:style-name="P70">Das Event EventMail<text:tab/>12</text:p>
          <text:p text:style-name="P69">Reagieren auf Alarme und Fehler<text:tab/>13</text:p>
          <text:p text:style-name="P68">Überwachung<text:tab/>14</text:p>
          <text:p text:style-name="P68">Eigene Anwendungen mit dem Framework Happtick<text:tab/>15</text:p>
          <text:p text:style-name="P69">Voraussetzungen<text:tab/>15</text:p>
          <text:p text:style-name="P69">Erste Schritte<text:tab/>15</text:p>
          <text:p text:style-name="P70">Verbindung aufbauen mit der Klasse ApplicationClient<text:tab/>15</text:p>
          <text:p text:style-name="P70">Events empfangen mit der Klasse HapptickBaseClient<text:tab/>15</text:p>
          <text:p text:style-name="P69">Fortgeschritten<text:tab/>15</text:p>
          <text:p text:style-name="P70">Komplexe Anwendungen mit der Klasse HapptickApplication<text:tab/>15</text:p>
          <text:p text:style-name="P70">Konfigurationsinformationen mit der Klasse HapptickInformationClient<text:tab/>15</text:p>
          <text:p text:style-name="P69">Eigene Event-Objekte mit der Klasse HapptickEvent<text:tab/>16</text:p>
          <text:p text:style-name="P69">Logging<text:tab/>16</text:p>
          <text:p text:style-name="P69">Lastverteilung<text:tab/>16</text:p>
          <text:p text:style-name="P68">Erweiterte Möglichkeiten mit dem Framework NotEOF<text:tab/>17</text:p>
          <text:p text:style-name="P69">Konfiguration<text:tab/>17</text:p>
          <text:p text:style-name="P70">Zugriff auf lokale Konfigurationswerte mit der Klasse LocalConfiguration<text:tab/>17</text:p>
          <text:p text:style-name="P70">Zugriff auf Konfigurationswerte im Netz mit der Klasse ConfigurationClient<text:tab/>17</text:p>
          <text:p text:style-name="P69">Eigene Erweiterungen<text:tab/>17</text:p>
          <text:p text:style-name="P70">Die Klasse BaseClient<text:tab/>17</text:p>
          <text:p text:style-name="P70">Die Klasse BaseService<text:tab/>17</text:p>
          <text:p text:style-name="P70">Die Klasse DispatchClient<text:tab/>17</text:p>
          <text:p text:style-name="P68">Konfiguration<text:tab/>18</text:p>
          <text:p text:style-name="P70">Einführung<text:tab/>18</text:p>
          <text:p text:style-name="P70">Systemeinstellungen<text:tab/>18</text:p>
          <text:p text:style-name="P70">Basis Konfigurationsdatei<text:tab/>18</text:p>
          <text:p text:style-name="P70">Anwendungen<text:tab/>18</text:p>
          <text:p text:style-name="P70">Prozessketten (Chains)<text:tab/>18</text:p>
          <text:p text:style-name="P70">Events<text:tab/>18</text:p>
          <text:p text:style-name="P71">Reaktion auf Events<text:tab/>18</text:p>
          <text:p text:style-name="P71">Generierte Events (Eigene Events)<text:tab/>18</text:p>
          <text:p text:style-name="P70"><text:soft-page-break/>Verteilung über mehrere Server<text:tab/>18</text:p>
          <text:p text:style-name="P68">Anhang<text:tab/>19</text:p>
          <text:p text:style-name="P69">Installation<text:tab/>19</text:p>
          <text:p text:style-name="P69">Fallbeispiel: 'HelloWorld'<text:tab/>19</text:p>
          <text:p text:style-name="P70">Szenario<text:tab/>19</text:p>
          <text:p text:style-name="P70">A Vorbereitung (Setup)<text:tab/>19</text:p>
          <text:p text:style-name="P70">B Entwicklung der Anwendung 'HelloWorld'<text:tab/>20</text:p>
          <text:p text:style-name="P70">C Entwicklung des eigenen Event-Typen 'HelloEvent'<text:tab/>20</text:p>
          <text:p text:style-name="P70">D Konfiguration des eigenen Events 'GoodByEvent'<text:tab/>20</text:p>
          <text:p text:style-name="P70">E Konfiguration der Demoanwendung<text:tab/>20</text:p>
          <text:p text:style-name="P70">F Ausführung<text:tab/>20</text:p>
          <text:p text:style-name="P69">Technische Daten<text:tab/>20</text:p>
          <text:p text:style-name="P69">Glossar<text:tab/>20</text:p>
        </text:index-body>
      </text:table-of-content>
      <text:p text:style-name="Standard"/>
      <text:p text:style-name="Standard"/>
      <text:h text:style-name="Heading_20_1" text:outline-level="1">Einführung</text:h>
      <text:p text:style-name="Standard">Happtick ist ein System zum Starten und Überwachen von Prozessen. Wann immer in diesem Dokument von Prozessen die Rede ist, sind damit Softwareprozesse gemeint, die auf unterschiedlichsten Hardwaresystemen zum Einsatz kommen.</text:p>
      <text:p text:style-name="Standard"/>
      <text:p text:style-name="Standard">Happtick ermöglicht die Kombination von Event- und Zeitsteuerung mit gleichzeitiger Überwachung von Prozessen. Damit wird Happick zu einem Universalsystem, das z.B. gleichsam im direkten Umfeld einer Produktion oder eines Rechenzentrentrums eingesetzt wird.</text:p>
      <text:p text:style-name="Standard"/>
      <text:p text:style-name="Standard">Happtick entspricht im Grundsatz einer Client/Server-Architektur, die auf einem eigenen Kommunikationsmodell basiert. Ttrotz eines von Beginn an hohen Anspruchs an Leistungsfähigkeit und Flexibilität wurde stets auf eine schlanke Lösung hin entwickelt, die auch auf weniger gut ausgestatteten Rechnern alltagstauglich lauffähig ist.</text:p>
      <text:p text:style-name="Standard"/>
      <text:p text:style-name="Standard">Im Wesentlichen sind die Bestandteile von Happtick Eigenentwicklungen. Es ist also nicht notwendig weitere Software zu installieren (mit Ausnahme der Laufzeitumgebung und eines weiteren Frameworks). Dadurch wird eine weitgehende Unabhängigkeit von anderen Herstellern und möglichen Schnittstellenänderungen fremder Softwarebestandteile erreicht.</text:p>
      <text:p text:style-name="Standard"/>
      <text:p text:style-name="Standard"/>
      <text:h text:style-name="Heading_20_2" text:outline-level="2">Leistungsmerkmale</text:h>
      <text:p text:style-name="Standard"><text:span text:style-name="T1">Generelles</text:span>:</text:p>
      <text:list text:style-name="L1">
        <text:list-item>
          <text:p text:style-name="P6">Java Anwendung</text:p>
        </text:list-item>
        <text:list-item>
          <text:p text:style-name="P6">Java Frameworks für eigene Anwendungen und Events</text:p>
        </text:list-item>
        <text:list-item>
          <text:p text:style-name="P6">Client/Server Architektur</text:p>
        </text:list-item>
        <text:list-item>
          <text:p text:style-name="P6">Verteilung verschiedener und identischer Services auf mehrere Server</text:p>
        </text:list-item>
        <text:list-item>
          <text:p text:style-name="P6">Unterstützung von Softwaredistribution durch Verteilen von Dateien im Netz</text:p>
        </text:list-item>
        <text:list-item>
          <text:p text:style-name="P6">Max. Anzahl Clients pro Server und Service mit autom. Weiterleitung an andere Server</text:p>
        </text:list-item>
        <text:list-item>
          <text:p text:style-name="P6">Eigenes Kommunikationsmodell für zügigen und zuverlässigen Datenaustausch</text:p>
        </text:list-item>
        <text:list-item>
          <text:p text:style-name="P6">Getestet unter Windows und Linux</text:p>
        </text:list-item>
        <text:list-item>
          <text:p text:style-name="P6">Flexibler Einsatz (Jobsteuerung, Automatisierung, Robot-Erweiterung)</text:p>
        </text:list-item>
      </text:list>
      <text:p text:style-name="Standard"/>
      <text:p text:style-name="Standard"><text:span text:style-name="T1">Starten der Prozesse</text:span>:</text:p>
      <text:list text:style-name="L2">
        <text:list-item>
          <text:p text:style-name="P15">Initial (Anwendung wird gestartet, wenn sie nicht läuft)</text:p>
        </text:list-item>
        <text:list-item>
          <text:p text:style-name="P15">Zeitgesteuert, sekundengenau</text:p>
        </text:list-item>
        <text:list-item>
          <text:p text:style-name="P15">Manuell auf Kommandozeilenebene auf entfernten Rechnern</text:p>
        </text:list-item>
        <text:list-item>
          <text:p text:style-name="P15">Bedingt - bevor eine andere Anwendung gestartet wird</text:p>
        </text:list-item>
        <text:list-item>
          <text:p text:style-name="P15">Bedingt - nachdem eine andere Anwendung beendet wurde</text:p>
        </text:list-item>
        <text:list-item>
          <text:p text:style-name="P15">Bedingt - gleichzeitig bei Start einer anderen Anwendung</text:p>
        </text:list-item>
        <text:list-item>
          <text:p text:style-name="P15">Bedingt - bei Auslösen eines Events</text:p>
        </text:list-item>
        <text:list-item>
          <text:p text:style-name="P15">Verkettet - Anwendungen in Folge</text:p>
        </text:list-item>
        <text:list-item>
          <text:p text:style-name="P15">Automatisch auf verschiedenen Rechnern</text:p>
        </text:list-item>
        <text:list-item>
          <text:p text:style-name="P15">Auf entfernten Rechnern</text:p>
        </text:list-item>
        <text:list-item>
          <text:p text:style-name="P15">Lokal</text:p>
        </text:list-item>
      </text:list>
      <text:p text:style-name="Standard"/>
      <text:p text:style-name="P44"><text:span text:style-name="T1">Überwachen</text:span>:</text:p>
      <text:list text:style-name="L3">
        <text:list-item>
          <text:p text:style-name="P42"><text:soft-page-break/>Anzeige aktiver Prozesse im gesamten Netz</text:p>
        </text:list-item>
        <text:list-item>
          <text:p text:style-name="P42">Anzeige der aktuellen Prozesstätigkeiten (wenn Anwendungen mit Framework erstellt)</text:p>
        </text:list-item>
      </text:list>
      <text:p text:style-name="Standard"/>
      <text:p text:style-name="Standard"><text:span text:style-name="T1">Events</text:span>:</text:p>
      <text:list text:style-name="L4">
        <text:list-item>
          <text:p text:style-name="P26">Netzweit</text:p>
        </text:list-item>
        <text:list-item>
          <text:p text:style-name="P26">Standardevents (s.u.)</text:p>
        </text:list-item>
        <text:list-item>
          <text:p text:style-name="P26">Eigene Events</text:p>
        </text:list-item>
        <text:list-item>
          <text:p text:style-name="P26">Datenaustausch</text:p>
        </text:list-item>
      </text:list>
      <text:p text:style-name="Standard"/>
      <text:p text:style-name="Standard"><text:span text:style-name="T1">Konfiguration</text:span>:</text:p>
      <text:list text:style-name="L6">
        <text:list-item>
          <text:p text:style-name="P30">XML</text:p>
        </text:list-item>
        <text:list-item>
          <text:p text:style-name="P30">Zentrale Konfiguration</text:p>
        </text:list-item>
        <text:list-item>
          <text:p text:style-name="P30">Verfügbar im gesamten Netz</text:p>
        </text:list-item>
        <text:list-item>
          <text:p text:style-name="P30">Eine GUI zur Konfiguration ist geplant</text:p>
        </text:list-item>
      </text:list>
      <text:p text:style-name="Standard"/>
      <text:p text:style-name="Standard"/>
      <text:h text:style-name="Heading_20_2" text:outline-level="2"/>
      <text:p text:style-name="Standard"/>
      <text:p text:style-name="Text_20_body"/>
      <text:h text:style-name="Heading_20_1" text:outline-level="1">Grundsätzliche Verfahrensbeschreibung</text:h>
      <text:p text:style-name="Text_20_body">Happtick dient dazu automatisiert Prozesse zu starten, sie zu überwachen und bei Problemen entsprechend zu reagieren. Nachfolgend wird beschrieben, wie das System in der Praxis funktioniert.</text:p>
      <text:h text:style-name="Heading_20_2" text:outline-level="2">Die Anwendungen</text:h>
      <text:p text:style-name="Text_20_body">Zentrale Rolle in Happtick spielen die Anwendungen, im Framework 'Applications' genannt. Es gibt 'externe' Anwendungen und 'interne' Anwendungen. 'Externe' Anwendungen sind Programme, die losgelöst vom Framework Happtick existieren, 'interne' Anwendungen, oder auch 'Happtick Applications' sind Programme, die unter Zuhilfenahme des Frameworks entstanden sind. In der Handhabung gibt es keine großen Unterschiede, allerdings ist die Flexibilität von Happtick Applications höher. Zusätzlich ermöglichen 'interne' Anwendungen eine genauere <text:s/>Überwachung ihrer Aktionen sowie aussagekräftigeres Logging.</text:p>
      <text:p text:style-name="Text_20_body">Unabhängig davon ob 'intern' oder 'extern' wird eine Anwendung in der Konfiguration als solche bekannt gegeben und mit einer eindeutigen Id versehen. Da Anwendungen durchaus mehrfach gestartet werden können, kann es sein, dass gleichzeitig mehrere Instanzen (Prozesse) einer Anwendung laufen. <text:span text:style-name="T1">Alle Prozesse einer Anwendung bzw. Application haben die selbe ApplicationId!</text:span> Dieser Umstand ist für das Verständnis des Happtick und seiner Konfiguration von größter Bedeutung.</text:p>
      <text:p text:style-name="Text_20_body">Anwendungen werden gestartet, gestoppt, überwacht. Zeitgesteuert, manuell oder in Abhängigkeit von Ereignissen. Dies ist sowohl mit 'externen' Anwendungen möglich, als auch mit 'internen' Anwendungen.</text:p>
      <text:h text:style-name="Heading_20_3" text:outline-level="3">Externe Anwendungen</text:h>
      <text:p text:style-name="Text_20_body">'Externe' Anwendungen sind Programme, losgelöst vom Framework Happtick existieren. Es ist in der vorliegenden Version von Happtick nicht möglich von außen mit dem System und den darin eingebundenen Anwendungen zu kommunizieren. Daher können 'externe' Anwendungen nicht das Logging, die Möglichkeit des Versands und Empfangs von Events oder EventMails nutzen. Das schränkt zwangsläufig die Überwachung der Aktivitäten der 'externen' Anwendungen ein.</text:p>
      <text:h text:style-name="Heading_20_3" text:outline-level="3">Interne Anwendungen (HapptickApplications)</text:h>
      <text:p text:style-name="Text_20_body">'Interne' Anwendungen oder auch 'Happtick Applications' werden in Java mit dem Framework Happtick erstellt. Bereits bei Verwendung einer der zentralen Klassen und Aufruf weniger Methoden eröffnen der Anwendung alle Elemente der Kommunikation mit dem Gesamtsystem und anderen Happtick Anwendungen.</text:p>
      <text:p text:style-name="Text_20_body">'Interne' Anwendungen können gezielt, als je nach eigenem Zustand, Events und EventMails auslösen. Callback-Methoden unterstützen auf einfache Weise die Reaktion auf Events oder EventMails.</text:p>
      <text:p text:style-name="Text_20_body">Eine interne Anwendung kann bei manuellem Start (bzw. bei Start unabhängig vom Scheduling des Happtick) prüfen, ob sie 'Starterlaubnis' hat, z.B. wenn unterbunden werden soll, dass mehrere <text:soft-page-break/>Prozesse der selben Anwendung aktiv sind. Auch über Rechnergrenzen hinweg.</text:p>
      <text:p text:style-name="P64">Durch den Versand einiger Standardevents kann das System sehr genau über erfolgte Aktionen und Zustände in Kenntnis gesetzt werden. Das Auslösen von Alarmen und Melden von Fehlern sind Beispiele dafür. Ebens denkbar ist, dass eine Anwendung durch Auslösen eines Events das Starten oder Stoppen einer anderen Anwendung forciert.</text:p>
      <text:p text:style-name="Text_20_body">Insgesamt bieten 'interne' Anwendungen im Vergleich mit 'externen' Anwendungen mehr Flexibilität.</text:p>
      <text:h text:style-name="Heading_20_2" text:outline-level="2">Starten von Anwendungen</text:h>
      <text:p text:style-name="Text_20_body">Eine der Aufgaben von Happtick ist das Starten von Anwendungen zum gegebenen Zeitpunkt. Dieser Zeitpunkt kann sowohl zyklisch definiert sein als auch abhängig von Zuständen oder Ereignissen. Hier sei nochmals darauf hingewiesen, dass wir bei Programmen von Anwendungen sprechen und bei 'ausgeführten' Anwendungen von Prozessen.</text:p>
      <text:h text:style-name="Heading_20_3" text:outline-level="3">Initiales Starten von Anwendungen</text:h>
      <text:p text:style-name="Text_20_body">Anwendungen, die stets aktiv sein müssen, werden initial gestartet. Das bedeutet, dass Happtick prüft, ob ein Prozess der Anwendung läuft und ihn im Bedarfsfall startet.</text:p>
      <text:h text:style-name="Heading_20_3" text:outline-level="3">Zeitgesteuertes Starten von Anwendungen (Scheduling)</text:h>
      <text:p text:style-name="Text_20_body">Anwendungen können zyklisch zu bestimmten Zeitpunkten sekundengenau gestartet werden. Die Planung kann beinhalten</text:p>
      <text:list text:style-name="L7">
        <text:list-item>
          <text:p text:style-name="P45">0 - 60 Startpunkte pro Minute wobei eine Mindestdifferenz zwischen zwei Startpunkten eingehalten werden muss (s. S. <text:bookmark-ref text:reference-format="page" text:ref-name="Technische Daten">20</text:bookmark-ref>:<text:bookmark-ref text:reference-format="text" text:ref-name="Technische Daten">Technische Daten</text:bookmark-ref>) oder einer zur vollen Minute</text:p>
        </text:list-item>
        <text:list-item>
          <text:p text:style-name="P45">0 - 60 Startpunkte pro Stunde oder einer zur vollen Stunde</text:p>
        </text:list-item>
        <text:list-item>
          <text:p text:style-name="P45">0 - 24 Startpunkte am Tag oder einer zum Tag</text:p>
        </text:list-item>
        <text:list-item>
          <text:p text:style-name="P45">Einschränkung auf 0 - 31 Tage pro Monat (bestimmte Tage im Monat)</text:p>
        </text:list-item>
        <text:list-item>
          <text:p text:style-name="P45">Einschränkung auf 0 - 7 Tage pro Woche (bestimmte Wochentage)</text:p>
        </text:list-item>
      </text:list>
      <text:p text:style-name="Text_20_body"/>
      <text:h text:style-name="Heading_20_3" text:outline-level="3">Starten von Anwendungen durch Events</text:h>
      <text:p text:style-name="Text_20_body">Der Start von Anwendungen kann zusätzlich durch das Eintreffen von Events ausgelöst werden.</text:p>
      <text:h text:style-name="P66" text:outline-level="2"><text:soft-page-break/>Prozessketten (Chains)</text:h>
      <text:p text:style-name="P65">Zusätzlich zu den o.g. Methoden können Anwendungen in Ketten - also in fest vorgegebener Reihenfolge - nacheinander gestartet werden. Eine Chain besteht aus einer oder mehreren Anwendungen oder auch weiteren Chains (wir sprechen hier verallgemeinernd von 'ChainLinks'). Es ist möglich Anwendungen und Chains zu mischen. Mit der Beendigung eines ChainLinks wird der folgende ChainLink gestartet.</text:p>
      <text:p text:style-name="Text_20_body">Chains können endlos ausgeführt werden, sodass mit Beendigung des letzten ChainLinks der erste ChainLink folgt. Das gilt nicht für Chains als Teil eines Chains. Diese können nicht im Endlos-Modus ausgeführt werden.</text:p>
      <text:h text:style-name="Heading_20_3" text:outline-level="3">Bedingtes Starten innerhalb von Chains</text:h>
      <text:p text:style-name="P65">Der Start eines ChainLinks kann von einer Bedingung abhängig gemacht oder durch sie unterbunden werden. Bedingungen sind das Eintreffen oder Ausbleiben von definierten Events. Erfolgte ein unterbindendes Event, kann darüber hinaus festgelegt werden, ob das ChainLink, das in der Reihenfolge als nächstes hätte ausgeführt werden müssen, übersprungen werden darf oder nicht. Die Bedingungen bleiben solange erhalten, bis sie durch weitere Events aufgehoben werden.</text:p>
      <text:h text:style-name="Heading_20_3" text:outline-level="3">Auslösen von Chains durch Events</text:h>
      <text:p text:style-name="Text_20_body">Analog zu Anwendungen können auch Chains durch das Eintreffen von Events ausgelöst werden.</text:p>
      <text:h text:style-name="Heading_20_2" text:outline-level="2">Events</text:h>
      <text:p text:style-name="Text_20_body">Zur Benachrichtigung von Zustandsänderungen oder Aktionen der Prozesse werden Events verwendet. Events sind vordefinierte Nachrichten mit zugesicherten Eigenschaften. Zusätzlich können Events mit weiteren freien Eigenschaften ausgestattet werden. Eigenschaften sind hier eindeutig gekennzeichnete Nachrichteninhalte.</text:p>
      <text:p text:style-name="Text_20_body">Events werden nicht an bestimmte Empfänger gerichtet. Sie werden sozusagen 'gebroadcastet'. Um aber ein Event zu empfangen, muss die jeweilige Anwendung sich für die Zustellung am System registrieren. Durch dieses Verfahren wird das Verteilen einerseits sehr stark vereinfacht, gleichzeitig bleiben Anwendungen von für sie unbedeutenden Events verschont.</text:p>
      <text:h text:style-name="Heading_20_3" text:outline-level="3">Standard-Events</text:h>
      <text:p text:style-name="Text_20_body">Das Framework stellt diverse Event-Typen zur Verfügung, die die meisten Anwendungsfälle abdecken. Theoretisch würde bereits ein Eventtyp dazu genügen, allerdings würde dies zu Lasten der Klarheit gehen.</text:p>
      <text:p text:style-name="Text_20_body">Standard-Events werden von Happtick ausgelöst (z.B. bei Start oder Ende einer Anwendung). Sie können aber auch von eigenen Anwendungen gemeldet werden.</text:p>
      <text:h text:style-name="Heading_20_4" text:outline-level="4"><text:soft-page-break/>Liste wichtiger Standard-Events und ihre Bedeutung</text:h>
      <table:table table:name="Tabelle1" table:style-name="Tabelle1">
        <table:table-column table:style-name="Tabelle1.A"/>
        <table:table-column table:style-name="Tabelle1.B"/>
        <table:table-header-rows>
          <table:table-row>
            <table:table-cell table:style-name="Tabelle1.A1" office:value-type="string">
              <text:p text:style-name="P5">EventTyp</text:p>
            </table:table-cell>
            <table:table-cell table:style-name="Tabelle1.B1" office:value-type="string">
              <text:p text:style-name="P5">Meldung / Zweck</text:p>
            </table:table-cell>
          </table:table-row>
        </table:table-header-rows>
        <table:table-row>
          <table:table-cell table:style-name="Tabelle1.A2" office:value-type="string">
            <text:p text:style-name="Table_20_Contents">ActionEvent</text:p>
          </table:table-cell>
          <table:table-cell table:style-name="Tabelle1.B2" office:value-type="string">
            <text:p text:style-name="Table_20_Contents">Aktion / Überwachung</text:p>
          </table:table-cell>
        </table:table-row>
        <table:table-row>
          <table:table-cell table:style-name="Tabelle1.A2" office:value-type="string">
            <text:p text:style-name="Table_20_Contents">AlarmEvent</text:p>
          </table:table-cell>
          <table:table-cell table:style-name="Tabelle1.B3" office:value-type="string">
            <text:p text:style-name="Table_20_Contents">Schwerwiegender Fehler / Eskalation</text:p>
          </table:table-cell>
        </table:table-row>
        <table:table-row>
          <table:table-cell table:style-name="Tabelle1.A2" office:value-type="string">
            <text:p text:style-name="Table_20_Contents">ErrorEvent</text:p>
          </table:table-cell>
          <table:table-cell table:style-name="Tabelle1.B3" office:value-type="string">
            <text:p text:style-name="Table_20_Contents">Fehler / Überwachung</text:p>
          </table:table-cell>
        </table:table-row>
        <table:table-row>
          <table:table-cell table:style-name="Tabelle1.A2" office:value-type="string">
            <text:p text:style-name="Table_20_Contents">LogEvent</text:p>
          </table:table-cell>
          <table:table-cell table:style-name="Tabelle1.B3" office:value-type="string">
            <text:p text:style-name="Table_20_Contents">Log-Eintrag / Administration</text:p>
          </table:table-cell>
        </table:table-row>
        <table:table-row>
          <table:table-cell table:style-name="Tabelle1.A2" office:value-type="string">
            <text:p text:style-name="Table_20_Contents">ApplicationStartEvent</text:p>
          </table:table-cell>
          <table:table-cell table:style-name="Tabelle1.B3" office:value-type="string">
            <text:p text:style-name="Table_20_Contents">Start einer Anwendung / Intern + Reaktion darauf</text:p>
          </table:table-cell>
        </table:table-row>
        <table:table-row>
          <table:table-cell table:style-name="Tabelle1.A2" office:value-type="string">
            <text:p text:style-name="Table_20_Contents">ApplicationStartedEvent</text:p>
          </table:table-cell>
          <table:table-cell table:style-name="Tabelle1.B3" office:value-type="string">
            <text:p text:style-name="Table_20_Contents">Anwendung wurde erfolgreich gestartet / Intern + Reaktion darauf</text:p>
          </table:table-cell>
        </table:table-row>
        <table:table-row>
          <table:table-cell table:style-name="Tabelle1.A2" office:value-type="string">
            <text:p text:style-name="Table_20_Contents">ApplicationStoppedEvent</text:p>
          </table:table-cell>
          <table:table-cell table:style-name="Tabelle1.B3" office:value-type="string">
            <text:p text:style-name="Table_20_Contents">Anwendung wurde beendet / Intern + Reaktion darauf</text:p>
          </table:table-cell>
        </table:table-row>
        <table:table-row>
          <table:table-cell table:style-name="Tabelle1.A2" office:value-type="string">
            <text:p text:style-name="Table_20_Contents">ApplicationStartErrorEvent</text:p>
          </table:table-cell>
          <table:table-cell table:style-name="Tabelle1.B3" office:value-type="string">
            <text:p text:style-name="Table_20_Contents">Fehler bei Start einer Anwendung / Intern + Reaktion darauf</text:p>
          </table:table-cell>
        </table:table-row>
        <table:table-row>
          <table:table-cell table:style-name="Tabelle1.A2" office:value-type="string">
            <text:p text:style-name="Table_20_Contents">ChainStoppedEvent</text:p>
          </table:table-cell>
          <table:table-cell table:style-name="Tabelle1.B3" office:value-type="string">
            <text:p text:style-name="Table_20_Contents">Prozesskette wurde beendet / Intern + Reaktion darauf</text:p>
          </table:table-cell>
        </table:table-row>
      </table:table>
      <text:p text:style-name="Text_20_body"/>
      <text:p text:style-name="Text_20_body">Zusätzlich existieren weitere Standard-Events, die aber vom Framework selbst genutzt werden.</text:p>
      <text:h text:style-name="Heading_20_3" text:outline-level="3">Eigene Events</text:h>
      <text:p text:style-name="Text_20_body">Events sind – technisch gesprochen – Objekte, die alle vom selben Basistyp hergeleitet werden. Auf diesem Basistyp aufbauend können eigene Events generiert werden. Das kann z.B. zur Vereinfachung der Konfiguration oder auch zur Erfüllung spezieller Anforderungen genutzt werden. Eigene Events werden ebenso wie Standardevents mit Attributen und Werten ausgestattet.</text:p>
      <text:p text:style-name="Text_20_body">Eigene Events können aus Anwendungen heraus zur Laufzeit generiert oder mit Hilfe der Konfiguration als Reaktion auf vorhergehende Events festgelegt werden.</text:p>
      <text:h text:style-name="Heading_20_3" text:outline-level="3">Das Event EventMail</text:h>
      <text:p text:style-name="Text_20_body">Zusätzlich zu den übrigen Standardevents steht ein besonderes Nachrichtenformat zur Verfügung: Die EventMail. Die wesentlichen Informationen einer EventMail sind ihr Header und der eigentliche Nachrichtentext.</text:p>
      <text:p text:style-name="Text_20_body">Die Besonderheit von EventMails ist, dass sie gezielt an eine Anwendung versendet werden (hier nochmals die Anmerkung, dass es sich dabei durchaus um mehrere Prozesse handeln kann).</text:p>
      <text:p text:style-name="Text_20_body">Für den zielgerichteten Versand einer EventMail an einen einzelnen Prozess muss dessen ClientNetId bekannt sein. Diese Information wird bei Versand von Mails automatisch ergänzt, sodass sie z.B. bei Beantwortung einer EventMail verwendet werden kann.</text:p>
      <text:p text:style-name="Text_20_body">EventMails bleiben in der Konfiguration unberücksichtigt.</text:p>
      <text:h text:style-name="P66" text:outline-level="2"><text:soft-page-break/>Reagieren auf Alarme und Fehler</text:h>
      <text:p text:style-name="P65">Happtick löst selbständig in entsprechenden Situationen FehlerEvents und AlarmEvents aus. Die GUI der Happtick-Überwachung zeigt die Alarme und Fehler an.</text:p>
      <text:p text:style-name="P65">Auf diese Events kann mit Hilfe eines speziellen Client reagiert werden. Ein solcher Client ist nicht Bestandteil des Frameworks, da Art und Weise der Auswertung sehr stark abhängig vom Anwendungsfall sind.</text:p>
      <text:p text:style-name="P65">An dieser Stelle bereits ein Hinweis für Entwickler: Im einfachsten Fall genügt die Ableitung von der Klasse HapptickApplication und die Implementierung des Interfaces EventObserver. Nach Registrierung für die gewünschten Events werden diese empfangen und können nach Bedarf weiter ausgewertet werden.</text:p>
      <text:p text:style-name="Text_20_body">Wie das Framework verwendet wird, entnehmen Sie bitte dem entspr. Kapitel.</text:p>
      <text:h text:style-name="Heading_20_3" text:outline-level="3">Alarme, Fehler, Ursachen</text:h>
      <text:p text:style-name="Text_20_body">Events zu Alarmen und Fehlern können, wie andere Events auch, durch die Konfiguration festgelegt und ausgewertet werden.</text:p>
      <text:p text:style-name="Text_20_body">Wann das System selbst die Events auslöst, kann der Tabelle entnommen werden.</text:p>
      <table:table table:name="Tabelle4" table:style-name="Tabelle4">
        <table:table-column table:style-name="Tabelle4.A"/>
        <table:table-column table:style-name="Tabelle4.B"/>
        <table:table-header-rows>
          <table:table-row>
            <table:table-cell table:style-name="Tabelle4.A1" office:value-type="string">
              <text:p text:style-name="P5">EventTyp</text:p>
            </table:table-cell>
            <table:table-cell table:style-name="Tabelle4.B1" office:value-type="string">
              <text:p text:style-name="P5">Ursache</text:p>
            </table:table-cell>
          </table:table-row>
        </table:table-header-rows>
        <table:table-row>
          <table:table-cell table:style-name="Tabelle4.A2" office:value-type="string">
            <text:p text:style-name="Table_20_Contents">AlarmEvent</text:p>
          </table:table-cell>
          <table:table-cell table:style-name="Tabelle4.B2" office:value-type="string">
            <text:p text:style-name="Table_20_Contents">Schwerwiegender Fehler im System. Ein wichtiger interner Prozess konnte nicht einwandfrei ausgeführt werden.</text:p>
          </table:table-cell>
        </table:table-row>
        <table:table-row>
          <table:table-cell table:style-name="Tabelle4.A2" office:value-type="string">
            <text:p text:style-name="Table_20_Contents">ApplicationStartErrorEvent</text:p>
          </table:table-cell>
          <table:table-cell table:style-name="Tabelle4.B3" office:value-type="string">
            <text:p text:style-name="Table_20_Contents">Eine Anwendung konnte nicht gestartet werden.</text:p>
          </table:table-cell>
        </table:table-row>
        <table:table-row>
          <table:table-cell table:style-name="Tabelle4.A2" office:value-type="string">
            <text:p text:style-name="Table_20_Contents"/>
          </table:table-cell>
          <table:table-cell table:style-name="Tabelle4.B3" office:value-type="string">
            <text:p text:style-name="Table_20_Contents"/>
          </table:table-cell>
        </table:table-row>
      </table:table>
      <text:h text:style-name="Heading_20_1" text:outline-level="1">Überwachung</text:h>
      <text:p text:style-name="Text_20_body">Zur Überwachung steht eine GUI zur Verfügung, die die aktiven Prozesse und deren Aktivitäten anzeigt.</text:p>
      <text:h text:style-name="Heading_20_1" text:outline-level="1">Eigene Anwendungen mit dem Framework Happtick</text:h>
      <text:p text:style-name="Text_20_body">Für eine zuverlässige Überwachung und mehr Flexibilität können Java-Anwendungen auf Basis des Happtick-Frameworks erstellt werden.</text:p>
      <text:p text:style-name="Text_20_body">Mit Hilfe von eigenen Clients und Services können auf Basis des integrierten Kommunikationsverfahrens spezielle Netzwerklösungen geschaffen werden.</text:p>
      <text:p text:style-name="Text_20_body">Das Framework ermöglicht</text:p>
      <text:list text:style-name="L8">
        <text:list-item>
          <text:p text:style-name="P50">Erstellen eigener Clients und Services</text:p>
        </text:list-item>
        <text:list-item>
          <text:p text:style-name="P50">Kommunikation zwischen Client und Service</text:p>
        </text:list-item>
        <text:list-item>
          <text:p text:style-name="P50">Erstellen eigener Events</text:p>
        </text:list-item>
        <text:list-item>
          <text:p text:style-name="P50">Versand und Empfang von Events und EventMails</text:p>
        </text:list-item>
        <text:list-item>
          <text:p text:style-name="P50">Unterbindung des manuellen Starts, wenn Anwendung bereits gestartet wurde</text:p>
        </text:list-item>
      </text:list>
      <text:p text:style-name="Text_20_body"/>
      <text:list text:style-name="L8">
        <text:list-item>
          <text:p text:style-name="P50">Verbindung aufbauen mit der Klasse ApplicationClient</text:p>
        </text:list-item>
        <text:list-item>
          <text:p text:style-name="P50"/>
        </text:list-item>
        <text:list-item>
          <text:p text:style-name="P50">Events empfangen mit der Klasse HapptickBaseClient</text:p>
        </text:list-item>
        <text:list-item>
          <text:p text:style-name="P50"/>
        </text:list-item>
        <text:list-item>
          <text:p text:style-name="P50">Komplexe Anwendungen mit der Klasse HapptickApplication</text:p>
        </text:list-item>
        <text:list-item>
          <text:p text:style-name="P50"/>
        </text:list-item>
        <text:list-item>
          <text:p text:style-name="P50">Konfigurationsinformationen mit der Klasse HapptickInformationClient</text:p>
        </text:list-item>
      </text:list>
      <text:p text:style-name="Standard"/>
      <text:h text:style-name="Heading_20_2" text:outline-level="2">Voraussetzungen</text:h>
      <text:p text:style-name="Text_20_body">Zur Nutzung des Frameworks benötigen Sie:</text:p>
      <text:list text:style-name="L9">
        <text:list-item>
          <text:p text:style-name="P55">Gute Java-Grundkenntnisse vorausgesetzt.</text:p>
        </text:list-item>
        <text:list-item>
          <text:p text:style-name="P55">Das Java SDK Version 1.6. und eine Entwicklungsumgebung Ihrer Wahl</text:p>
        </text:list-item>
      </text:list>
      <text:p text:style-name="Standard"/>
      <text:p text:style-name="Standard">Die Bibliotheken</text:p>
      <text:list text:style-name="L10">
        <text:list-item>
          <text:p text:style-name="P34">jdom.jar</text:p>
        </text:list-item>
        <text:list-item>
          <text:p text:style-name="P34">xstream-1.2.jar</text:p>
        </text:list-item>
        <text:list-item>
          <text:p text:style-name="P34">notioc.jar</text:p>
        </text:list-item>
        <text:list-item>
          <text:p text:style-name="P34">noteof.jar</text:p>
        </text:list-item>
        <text:list-item>
          <text:p text:style-name="P34">happtick.jar</text:p>
        </text:list-item>
      </text:list>
      <text:p text:style-name="Standard">müssen auf den Rechner kopiert werden und erreichbar sein (JAVA_HOME).</text:p>
      <text:h text:style-name="Heading_20_3" text:outline-level="3">Eigene Event-Objekte mit der Klasse HapptickEvent</text:h>
      <text:p text:style-name="Text_20_body"/>
      <text:p text:style-name="Text_20_body"><text:soft-page-break/>Nachrichtenaustausch</text:p>
      <text:p text:style-name="Text_20_body"/>
      <text:h text:style-name="Heading_20_2" text:outline-level="2">Logging</text:h>
      <text:h text:style-name="Heading_20_2" text:outline-level="2">Lastverteilung</text:h>
      <text:p text:style-name="Standard"/>
      <text:h text:style-name="Heading_20_1" text:outline-level="1">Erweiterte Möglichkeiten mit dem Framework NotEOF</text:h>
      <text:p text:style-name="Standard">Hier nur die wichtigsten Klassen...</text:p>
      <text:p text:style-name="Standard">Hinweise auf JavaDoc...</text:p>
      <text:p text:style-name="Standard"/>
      <text:h text:style-name="Heading_20_2" text:outline-level="2">Konfiguration</text:h>
      <text:h text:style-name="Heading_20_3" text:outline-level="3">Zugriff auf lokale Konfigurationswerte mit der Klasse LocalConfiguration</text:h>
      <text:p text:style-name="Standard"/>
      <text:h text:style-name="Heading_20_3" text:outline-level="3">Zugriff auf Konfigurationswerte im Netz mit der Klasse ConfigurationClient</text:h>
      <text:p text:style-name="Standard"/>
      <text:h text:style-name="Heading_20_2" text:outline-level="2">Eigene Erweiterungen</text:h>
      <text:h text:style-name="Heading_20_3" text:outline-level="3">Die Klasse BaseClient</text:h>
      <text:p text:style-name="Standard"/>
      <text:h text:style-name="Heading_20_3" text:outline-level="3">Die Klasse BaseService</text:h>
      <text:p text:style-name="Standard"/>
      <text:h text:style-name="Heading_20_3" text:outline-level="3">Die Klasse DispatchClient</text:h>
      <text:p text:style-name="Text_20_body"/>
      <text:h text:style-name="Heading_20_1" text:outline-level="1">Konfiguration</text:h>
      <text:h text:style-name="Heading_20_3" text:outline-level="3">Einführung</text:h>
      <text:p text:style-name="Text_20_body">XML, mehrere Dateien ...</text:p>
      <text:h text:style-name="Heading_20_3" text:outline-level="3">Systemeinstellungen</text:h>
      <text:p text:style-name="Text_20_body">HOME, ...</text:p>
      <text:h text:style-name="Heading_20_3" text:outline-level="3">Basis Konfigurationsdatei</text:h>
      <text:p text:style-name="Text_20_body">Konfiguration in mehreren Dateien</text:p>
      <text:h text:style-name="Heading_20_3" text:outline-level="3">Anwendungen</text:h>
      <text:h text:style-name="Heading_20_3" text:outline-level="3">Prozessketten (Chains)</text:h>
      <text:h text:style-name="Heading_20_3" text:outline-level="3">Events</text:h>
      <text:h text:style-name="Heading_20_4" text:outline-level="4">Reaktion auf Events</text:h>
      <text:h text:style-name="Heading_20_4" text:outline-level="4">Generierte Events (Eigene Events)</text:h>
      <text:h text:style-name="Heading_20_3" text:outline-level="3">Verteilung über mehrere Server</text:h>
      <text:p text:style-name="Standard"/>
      <text:h text:style-name="Heading_20_1" text:outline-level="1">Anhang</text:h>
      <text:h text:style-name="Heading_20_2" text:outline-level="2">Installation</text:h>
      <text:p text:style-name="Text_20_body">Umgebungsvariablen</text:p>
      <text:p text:style-name="Text_20_body"/>
      <text:h text:style-name="Heading_20_2" text:outline-level="2">Fallbeispiel: 'HelloWorld'</text:h>
      <text:p text:style-name="Text_20_body">Die Durchführung des Fallbeispiels 'HellloWorld' zeigt in ersten Schritten die Handhabung der wesentlichen Komponenten von Happtick. Dieses Beispiel setzt den Einsatz des Java SDK voraus.</text:p>
      <text:p text:style-name="Text_20_body">Steht kein Compiler zur Verfügung kann die Bibliothek 'HelloWorld' bei der Happtick GbR angefordert werden.</text:p>
      <text:h text:style-name="Heading_20_3" text:outline-level="3">Szenario</text:h>
      <text:p text:style-name="Text_20_body">Die Anwendung 'HelloWorld' wird im 30-Sekunden-Takt gestartet. Nachdem sie gestartet wurde setzt sie das Event 'HelloEvent' ab. Bei Empfang des Events 'HelloEvent' antwortet sie mit einem 'GoodByEvent' und beendet sich. Das wird passierren, sobald ein zweiter Prozess der Anwendung gestartet wurde.</text:p>
      <text:h text:style-name="Heading_20_3" text:outline-level="3">A Vorbereitung (Setup)</text:h>
      <text:p text:style-name="Text_20_body">Startscripte mit Umgebungsvariablen</text:p>
      <text:h text:style-name="Heading_20_3" text:outline-level="3"><text:soft-page-break/>B Entwicklung der Anwendung 'HelloWorld'</text:h>
      <text:h text:style-name="Heading_20_3" text:outline-level="3">C Entwicklung des eigenen Event-Typen 'HelloEvent'</text:h>
      <text:h text:style-name="Heading_20_3" text:outline-level="3">D Konfiguration des eigenen Events 'GoodByEvent'</text:h>
      <text:h text:style-name="Heading_20_3" text:outline-level="3">E Konfiguration der Demoanwendung</text:h>
      <text:h text:style-name="Heading_20_3" text:outline-level="3">F Ausführung</text:h>
      <text:h text:style-name="Heading_20_2" text:outline-level="2"><text:bookmark-start text:name="Technische Daten"/>Technische Daten<text:bookmark-end text:name="Technische Daten"/></text:h>
      <text:p text:style-name="Text_20_body">Reaktionszeiten, ... Mindesabstand zwischen Start-Star</text:p>
      <text:h text:style-name="Heading_20_2" text:outline-level="2">Glossar</text:h>
      <text:p text:style-name="Text_20_body">Begriffe der Konfiguration, et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fo:keep-together="alway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1.42cm" fo:margin-bottom="0.21cm"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1cm" fo:margin-bottom="0.21cm"/>
      <style:text-properties fo:font-size="14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e3" style:family="table">
      <style:table-properties style:width="17cm" table:align="margins" style:shadow="none"/>
    </style:style>
    <style:style style:name="Tabelle3.A" style:family="table-column">
      <style:table-column-properties style:column-width="8.5cm" style:rel-column-width="32767*"/>
    </style:style>
    <style:style style:name="Tabelle3.1" style:family="table-row">
      <style:table-row-properties style:min-row-height="0.499cm"/>
    </style:style>
    <style:style style:name="Tabelle3.A1" style:family="table-cell">
      <style:table-cell-properties fo:padding="0cm" fo:border="none"/>
    </style:style>
    <style:style style:name="Tabelle2" style:family="table">
      <style:table-properties style:width="17cm" table:align="margins" style:shadow="none"/>
    </style:style>
    <style:style style:name="Tabelle2.A" style:family="table-column">
      <style:table-column-properties style:column-width="8.5cm" style:rel-column-width="32767*"/>
    </style:style>
    <style:style style:name="Tabelle2.1" style:family="table-row">
      <style:table-row-properties style:min-row-height="0.499cm"/>
    </style:style>
    <style:style style:name="Tabelle2.A1" style:family="table-cell">
      <style:table-cell-properties fo:padding="0cm" fo:border="none"/>
    </style:style>
    <style:style style:name="P1" style:family="paragraph" style:parent-style-name="Header">
      <style:paragraph-properties fo:text-align="end" style:justify-single-word="false"/>
    </style:style>
    <style:style style:name="P2" style:family="paragraph" style:parent-style-name="Header">
      <style:text-properties fo:font-size="10pt" style:font-size-asian="8.75pt" style:font-size-complex="10pt"/>
    </style:style>
    <style:style style:name="P3" style:family="paragraph" style:parent-style-name="Table_20_Contents">
      <style:paragraph-properties fo:text-align="end" style:justify-single-word="false"/>
      <style:text-properties fo:font-size="10pt" style:font-size-asian="10pt" style:font-size-complex="10pt"/>
    </style:style>
    <style:style style:name="P4" style:family="paragraph" style:parent-style-name="Footer">
      <style:paragraph-properties fo:text-align="end" style:justify-single-word="false"/>
    </style:style>
    <style:style style:name="P5"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next-style-name="First_20_Page">
      <style:header>
        <text:p text:style-name="P1">Happtick - Handbuch</text:p>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pm2" style:next-style-name="Left_20_Page"/>
    <style:master-page style:name="Envelope" style:page-layout-name="pm3"/>
    <style:master-page style:name="Left_20_Page" style:display-name="Left Page" style:page-layout-name="pm4" style:next-style-name="Right_20_Page">
      <style:header>
        <table:table table:name="Tabelle3" table:style-name="Tabelle3">
          <table:table-column table:style-name="Tabelle3.A" table:number-columns-repeated="2"/>
          <table:table-row table:style-name="Tabelle3.1">
            <table:table-cell table:style-name="Tabelle3.A1" office:value-type="string">
              <text:p text:style-name="P2">Handbuch</text:p>
            </table:table-cell>
            <table:table-cell table:style-name="Tabelle3.A1" office:value-type="string">
              <text:p text:style-name="P3"><text:modification-date style:data-style-name="N36">24.11.2008</text:modification-date></text:p>
            </table:table-cell>
          </table:table-row>
        </table:table>
        <text:p text:style-name="Standard"/>
      </style:header>
      <style:footer>
        <text:p text:style-name="P4"><text:page-number text:select-page="current">20</text:page-number> / <text:page-count>20</text:page-count></text:p>
      </style:footer>
    </style:master-page>
    <style:master-page style:name="Right_20_Page" style:display-name="Right Page" style:page-layout-name="pm1" style:next-style-name="Left_20_Page">
      <style:header>
        <table:table table:name="Tabelle2" table:style-name="Tabelle2">
          <table:table-column table:style-name="Tabelle2.A" table:number-columns-repeated="2"/>
          <table:table-row table:style-name="Tabelle2.1">
            <table:table-cell table:style-name="Tabelle2.A1" office:value-type="string">
              <text:p text:style-name="P2"/>
            </table:table-cell>
            <table:table-cell table:style-name="Tabelle2.A1" office:value-type="string">
              <text:p text:style-name="P5">Happtick</text:p>
            </table:table-cell>
          </table:table-row>
        </table:table>
        <text:p text:style-name="Header"/>
      </style:header>
      <style:header-left>
        <text:p text:style-name="Header_20_left"/>
      </style:header-left>
      <style:footer>
        <text:p text:style-name="Footer"><text:page-number text:select-page="current">20</text:page-number> / <text:page-count>20</text:page-count></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Dirk Goldbach</meta:initial-creator>
    <meta:creation-date>2008-11-22T21:38:05</meta:creation-date>
    <dc:date>2008-11-24T16:54:56</dc:date>
    <meta:editing-cycles>261</meta:editing-cycles>
    <meta:editing-duration>PT13H31M31S</meta:editing-duration>
    <meta:user-defined meta:name="Info 1"/>
    <meta:user-defined meta:name="Info 2"/>
    <meta:user-defined meta:name="Info 3"/>
    <meta:user-defined meta:name="Info 4"/>
    <meta:document-statistic meta:table-count="4" meta:image-count="0" meta:object-count="0" meta:page-count="20" meta:paragraph-count="274" meta:word-count="2241" meta:character-count="17274"/>
  </office:meta>
</office:document-meta>
</file>